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-type="string" table:style-name="Default" office:string-value="Numeric literals"/>
          <table:table-cell table:style-name="Default" table:formula="=1.21"/>
          <table:table-cell table:style-name="Default" table:formula="=1.234E21"/>
        </table:table-row>
        <table:table-row>
          <table:table-cell office:value-type="string" table:style-name="Default" office:string-value="String literals"/>
          <table:table-cell table:style-name="Default" table:formula="=&quot;text&quot;"/>
          <table:table-cell table:style-name="Default" table:formula="=&quot;текст&quot;"/>
          <table:table-cell table:style-name="Default" table:formula="=&quot;&lt; '&amp;&quot;&quot;#![]&gt;&quot;"/>
        </table:table-row>
        <table:table-row>
          <table:table-cell office:value-type="string" table:style-name="Default" office:string-value="Function with literals"/>
          <table:table-cell table:style-name="Default" table:formula="=SUM(1.0;2.0;3.0)"/>
        </table:table-row>
        <table:table-row>
          <table:table-cell office:value-type="string" table:style-name="Default" office:string-value="Function with cell references"/>
          <table:table-cell table:style-name="Default" table:formula="=PRODUCT([.$B$1];[.C1]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0</meta:generator>
    <meta:creation-date>2008-03-05T11:06:40.000</meta:creation-date>
  </office:meta>
</office:document-meta>
</file>